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F600000DB4E7506F1C06C75BBC.png" manifest:media-type="image/png"/>
  <manifest:file-entry manifest:full-path="Pictures/10000201000009F600000DB4624CDB0A71D89ED3.png" manifest:media-type="image/png"/>
  <manifest:file-entry manifest:full-path="Pictures/10000201000004B1000001E8DAA168B87CFAB982.png" manifest:media-type="image/png"/>
  <manifest:file-entry manifest:full-path="Pictures/10000201000004D000000218CDB73F660214A6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5" text:anchor-type="page" text:anchor-page-number="1" svg:x="3.5209in" svg:y="7.572in" svg:width="3.7453in" svg:height="1.6291in" draw:z-index="4">
        <draw:image xlink:href="Pictures/10000201000004D000000218CDB73F660214A602.png" xlink:type="simple" xlink:show="embed" xlink:actuate="onLoad" loext:mime-type="image/png"/>
      </draw:frame>
      <draw:frame draw:style-name="fr1" draw:name="Изображение4" text:anchor-type="page" text:anchor-page-number="1" svg:x="3.1516in" svg:y="5.4417in" svg:width="3.8472in" svg:height="1.5634in" draw:z-index="3">
        <draw:image xlink:href="Pictures/10000201000004B1000001E8DAA168B87CFAB982.png" xlink:type="simple" xlink:show="embed" xlink:actuate="onLoad" loext:mime-type="image/png"/>
      </draw:frame>
      <text:p text:style-name="Standard"><draw:frame draw:style-name="fr2" draw:name="Изображение3" text:anchor-type="char" svg:x="0.0173in" svg:y="-0.0134in" svg:width="6.6929in" svg:height="9.2071in" draw:z-index="2"><draw:image xlink:href="Pictures/10000201000009F600000DB4624CDB0A71D89ED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4" draw:name="Изображение1" text:anchor-type="char" svg:width="6.6929in" svg:height="9.2071in" draw:z-index="0"><draw:image xlink:href="Pictures/10000201000009F600000DB4E7506F1C06C75BBC.png" xlink:type="simple" xlink:show="embed" xlink:actuate="onLoad" loext:mime-type="image/png"/></draw:frame><draw:frame draw:style-name="fr3" draw:name="Изображение2" text:anchor-type="char" svg:width="6.6929in" svg:height="9.2071in" draw:z-index="1"><draw:image xlink:href="Pictures/10000201000009F600000DB4E7506F1C06C75BB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08:51:43.344237086</meta:creation-date>
    <dc:date>2020-10-17T09:22:44.285438506</dc:date>
    <meta:editing-duration>PT20M46S</meta:editing-duration>
    <meta:editing-cycles>12</meta:editing-cycles>
    <meta:generator>LibreOffice/6.4.5.2$Linux_X86_64 LibreOffice_project/4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